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132f3a" officeooo:paragraph-rsid="00132f3a"/>
    </style:style>
    <style:style style:name="P2" style:family="paragraph" style:parent-style-name="Table_20_Contents">
      <style:paragraph-properties style:line-height-at-least="0.2083in"/>
      <style:text-properties fo:color="#24292e" style:font-name="SFMono-Regular" fo:font-size="9pt"/>
    </style:style>
    <style:style style:name="P3" style:family="paragraph" style:parent-style-name="Table_20_Contents">
      <style:paragraph-properties style:line-height-at-least="0.2083in"/>
      <style:text-properties fo:color="#6a737d" style:font-name="SFMono-Regular" fo:font-size="9pt"/>
    </style:style>
    <style:style style:name="T1" style:family="text">
      <style:text-properties fo:color="#d73a49"/>
    </style:style>
    <style:style style:name="T2" style:family="text">
      <style:text-properties fo:color="#6f42c1"/>
    </style:style>
    <style:style style:name="T3" style:family="text">
      <style:text-properties fo:color="#005c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e dubins path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bookmark text:name="LC1"/><text:span text:style-name="T1">using</text:span> <text:span text:style-name="T2">UnityEngine</text:span>;<text:bookmark text:name="L2"/></text:p>
            <text:p text:style-name="P2"><text:span text:style-name="T1">using</text:span> <text:span text:style-name="T2">System</text:span>.<text:span text:style-name="T2">Collections</text:span>;<text:bookmark text:name="L3"/></text:p>
            <text:p text:style-name="P2"><text:span text:style-name="T1">using</text:span> <text:span text:style-name="T2">System</text:span>.<text:span text:style-name="T2">Collections</text:span>.<text:span text:style-name="T2">Generic</text:span>;<text:bookmark text:name="L4"/></text:p>
            <text:p text:style-name="P2"><text:span text:style-name="T1">namespace</text:span> <text:span text:style-name="T2">PathfindingForVehicles</text:span>.<text:span text:style-name="T2">DubinsPaths</text:span><text:bookmark text:name="L6"/></text:p>
            <text:p text:style-name="P2">{<text:bookmark text:name="L7"/></text:p>
            <text:p text:style-name="P3">//Will hold data related to one Dubins path so we can sort them<text:bookmark text:name="L8"/></text:p>
            <text:p text:style-name="P2"><text:span text:style-name="T1">public</text:span> <text:span text:style-name="T1">class</text:span> <text:span text:style-name="T2">OneDubinsPath</text:span><text:bookmark text:name="L9"/></text:p>
            <text:p text:style-name="P2">{<text:bookmark text:name="L10"/></text:p>
            <text:p text:style-name="P3">//The total length of this path<text:bookmark text:name="L11"/></text:p>
            <text:p text:style-name="P2"><text:span text:style-name="T1">public</text:span> <text:span text:style-name="T1">float</text:span> totalLength;<text:bookmark text:name="L12"/></text:p>
            <text:p text:style-name="P3">//Need the individual path length to find the waypoints<text:bookmark text:name="L14"/></text:p>
            <text:p text:style-name="P2"><text:span text:style-name="T1">public</text:span> <text:span text:style-name="T1">float</text:span>[] segmentLengths <text:span text:style-name="T1">=</text:span> <text:span text:style-name="T1">new</text:span> <text:span text:style-name="T1">float</text:span>[<text:span text:style-name="T3">3</text:span>];<text:bookmark text:name="L15"/></text:p>
            <text:p text:style-name="P3">//The 2 tangent points we may need to get the exact coordinate where a curve segment starts and ends<text:bookmark text:name="L18"/></text:p>
            <text:p text:style-name="P2"><text:span text:style-name="T1">public</text:span> <text:span text:style-name="T2">Vector3</text:span> tangent1;<text:bookmark text:name="L19"/></text:p>
            <text:p text:style-name="P2"><text:span text:style-name="T1">public</text:span> <text:span text:style-name="T2">Vector3</text:span> tangent2;<text:bookmark text:name="L20"/></text:p>
            <text:p text:style-name="P3">//The type, such as RSL<text:bookmark text:name="L22"/></text:p>
            <text:p text:style-name="P2"><text:span text:style-name="T1">public</text:span> Dubins.<text:span text:style-name="T2">PathType</text:span> pathType;<text:bookmark text:name="L23"/></text:p>
            <text:p text:style-name="P3">//The waypoint coordinates of the final path<text:bookmark text:name="L25"/></text:p>
            <text:p text:style-name="P2"><text:span text:style-name="T1">public</text:span> <text:span text:style-name="T2">List</text:span>&lt;<text:span text:style-name="T2">Vector3</text:span>&gt; waypoints;<text:bookmark text:name="L26"/></text:p>
            <text:p text:style-name="P2"><text:span text:style-name="T1">public</text:span> <text:span text:style-name="T2">OneDubinsPath</text:span>(<text:span text:style-name="T1">float</text:span> length1, <text:span text:style-name="T1">float</text:span> length2, <text:span text:style-name="T1">float</text:span> length3, <text:span text:style-name="T2">Vector3</text:span> tangent1, <text:span text:style-name="T2">Vector3</text:span> tangent2, Dubins.<text:span text:style-name="T2">PathType</text:span> pathType)<text:bookmark text:name="L30"/></text:p>
            <text:p text:style-name="P2">{<text:bookmark text:name="L31"/></text:p>
            <text:p text:style-name="P3">//Calculate the total length of this path<text:bookmark text:name="L32"/></text:p>
            <text:p text:style-name="P2"><text:span text:style-name="T1">this</text:span>.totalLength <text:span text:style-name="T1">=</text:span> length1 <text:span text:style-name="T1">+</text:span> length2 <text:span text:style-name="T1">+</text:span> length3;<text:bookmark text:name="L33"/></text:p>
            <text:p text:style-name="P2"><text:span text:style-name="T1">this</text:span>.segmentLengths[<text:span text:style-name="T3">0</text:span>] <text:span text:style-name="T1">=</text:span> length1;<text:bookmark text:name="L35"/></text:p>
            <text:p text:style-name="P2"><text:span text:style-name="T1">this</text:span>.segmentLengths[<text:span text:style-name="T3">1</text:span>] <text:span text:style-name="T1">=</text:span> length2;<text:bookmark text:name="L36"/></text:p>
            <text:p text:style-name="P2"><text:span text:style-name="T1">this</text:span>.segmentLengths[<text:span text:style-name="T3">2</text:span>] <text:span text:style-name="T1">=</text:span> length3;<text:bookmark text:name="L37"/></text:p>
            <text:p text:style-name="P2"><text:span text:style-name="T1">this</text:span>.tangent1 <text:span text:style-name="T1">=</text:span> tangent1;<text:bookmark text:name="L39"/></text:p>
            <text:p text:style-name="P2"><text:span text:style-name="T1">this</text:span>.tangent2 <text:span text:style-name="T1">=</text:span> tangent2;<text:bookmark text:name="L40"/></text:p>
            <text:p text:style-name="P2"><text:span text:style-name="T1">this</text:span>.pathType <text:span text:style-name="T1">=</text:span> pathType;<text:bookmark text:name="L42"/></text:p>
            <text:p text:style-name="P2">}<text:bookmark text:name="L43"/></text:p>
            <text:p text:style-name="P3">//Are we turning left or right or driving forward in each segment?<text:bookmark text:name="L47"/></text:p>
            <text:p text:style-name="P2"><text:span text:style-name="T1">public</text:span> <text:span text:style-name="T1">int</text:span>[] <text:span text:style-name="T2">GetSteeringWheelPositions</text:span>()<text:bookmark text:name="L48"/></text:p>
            <text:p text:style-name="P2">{<text:bookmark text:name="L49"/></text:p>
            <text:p text:style-name="P2"><text:span text:style-name="T1">int</text:span>[] steeringWheelPos <text:span text:style-name="T1">=</text:span> <text:span text:style-name="T1">new</text:span> <text:span text:style-name="T1">int</text:span>[<text:span text:style-name="T3">3</text:span>];<text:bookmark text:name="L50"/></text:p>
            <text:p text:style-name="P2"><text:span text:style-name="T1">switch</text:span> (pathType)<text:bookmark text:name="L52"/></text:p>
            <text:p text:style-name="P2">{<text:bookmark text:name="L53"/></text:p>
            <text:p text:style-name="P2"><text:span text:style-name="T1">case</text:span> Dubins.PathType.LRL:<text:bookmark text:name="L54"/></text:p>
            <text:p text:style-name="P2">steeringWheelPos <text:span text:style-name="T1">=</text:span> <text:span text:style-name="T1">new</text:span> <text:span text:style-name="T1">int</text:span>[] { <text:span text:style-name="T1">-</text:span><text:span text:style-name="T3">1</text:span>, <text:span text:style-name="T3">1</text:span>, <text:span text:style-name="T1">-</text:span><text:span text:style-name="T3">1</text:span> };<text:bookmark text:name="L55"/></text:p>
            <text:p text:style-name="P2"><text:span text:style-name="T1">break</text:span>;<text:bookmark text:name="L56"/></text:p>
            <text:p text:style-name="P2"><text:span text:style-name="T1">case</text:span> Dubins.PathType.RLR:<text:bookmark text:name="L57"/></text:p>
            <text:p text:style-name="P2">steeringWheelPos <text:span text:style-name="T1">=</text:span> <text:span text:style-name="T1">new</text:span> <text:span text:style-name="T1">int</text:span>[] { <text:span text:style-name="T3">1</text:span>, <text:span text:style-name="T1">-</text:span><text:span text:style-name="T3">1</text:span>, <text:span text:style-name="T3">1</text:span> };<text:bookmark text:name="L58"/></text:p>
            <text:p text:style-name="P2"><text:span text:style-name="T1">break</text:span>;<text:bookmark text:name="L59"/></text:p>
            <text:p text:style-name="P2"><text:span text:style-name="T1">case</text:span> Dubins.PathType.LSR:<text:bookmark text:name="L60"/></text:p>
            <text:p text:style-name="P2">steeringWheelPos <text:span text:style-name="T1">=</text:span> <text:span text:style-name="T1">new</text:span> <text:span text:style-name="T1">int</text:span>[] { <text:span text:style-name="T1">-</text:span><text:span text:style-name="T3">1</text:span>, <text:span text:style-name="T3">0</text:span>, <text:span text:style-name="T3">1</text:span> };<text:bookmark text:name="L61"/></text:p>
            <text:p text:style-name="P2"><text:span text:style-name="T1">break</text:span>;<text:bookmark text:name="L62"/></text:p>
            <text:p text:style-name="P2"><text:span text:style-name="T1">case</text:span> Dubins.PathType.RSL:<text:bookmark text:name="L63"/></text:p>
            <text:p text:style-name="P2"><text:soft-page-break/>steeringWheelPos <text:span text:style-name="T1">=</text:span> <text:span text:style-name="T1">new</text:span> <text:span text:style-name="T1">int</text:span>[] { <text:span text:style-name="T3">1</text:span>, <text:span text:style-name="T3">0</text:span>, <text:span text:style-name="T1">-</text:span><text:span text:style-name="T3">1</text:span> };<text:bookmark text:name="L64"/></text:p>
            <text:p text:style-name="P2"><text:span text:style-name="T1">break</text:span>;<text:bookmark text:name="L65"/></text:p>
            <text:p text:style-name="P2"><text:span text:style-name="T1">case</text:span> Dubins.PathType.RSR:<text:bookmark text:name="L66"/></text:p>
            <text:p text:style-name="P2">steeringWheelPos <text:span text:style-name="T1">=</text:span> <text:span text:style-name="T1">new</text:span> <text:span text:style-name="T1">int</text:span>[] { <text:span text:style-name="T3">1</text:span>, <text:span text:style-name="T3">0</text:span>, <text:span text:style-name="T3">1</text:span> };<text:bookmark text:name="L67"/></text:p>
            <text:p text:style-name="P2"><text:span text:style-name="T1">break</text:span>;<text:bookmark text:name="L68"/></text:p>
            <text:p text:style-name="P2"><text:span text:style-name="T1">case</text:span> Dubins.PathType.LSL:<text:bookmark text:name="L69"/></text:p>
            <text:p text:style-name="P2">steeringWheelPos <text:span text:style-name="T1">=</text:span> <text:span text:style-name="T1">new</text:span> <text:span text:style-name="T1">int</text:span>[] { <text:span text:style-name="T1">-</text:span><text:span text:style-name="T3">1</text:span>, <text:span text:style-name="T3">0</text:span>, <text:span text:style-name="T1">-</text:span><text:span text:style-name="T3">1</text:span> };<text:bookmark text:name="L70"/></text:p>
            <text:p text:style-name="P2"><text:span text:style-name="T1">break</text:span>;<text:bookmark text:name="L71"/></text:p>
            <text:p text:style-name="P2">}<text:bookmark text:name="L72"/></text:p>
            <text:p text:style-name="P2"><text:span text:style-name="T1">return</text:span> steeringWheelPos;<text:bookmark text:name="L74"/></text:p>
            <text:p text:style-name="P2">}<text:bookmark text:name="L75"/></text:p>
            <text:p text:style-name="P2">}<text:bookmark text:name="L76"/></text:p>
            <text:p text:style-name="P2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4:19:27.357119945</meta:creation-date>
    <dc:date>2020-01-16T14:19:52.679192000</dc:date>
    <meta:editing-duration>PT26S</meta:editing-duration>
    <meta:editing-cycles>1</meta:editing-cycles>
    <meta:document-statistic meta:table-count="1" meta:image-count="0" meta:object-count="0" meta:page-count="2" meta:paragraph-count="60" meta:word-count="245" meta:character-count="1679" meta:non-whitespace-character-count="1494"/>
    <meta:generator>LibreOffice/6.0.7.3$Linux_X86_64 LibreOffice_project/00m0$Build-3</meta:generator>
  </office:meta>
</office:document-meta>
</file>